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UKai CN" svg:font-family="'AR PL UKai CN'" style:font-pitch="variable"/>
    <style:font-face style:name="AR PL UKai TW" svg:font-family="'AR PL UKai TW'" style:font-pitch="variable"/>
    <style:font-face style:name="Go Medium" svg:font-family="'Go Medium'" style:font-pitch="variable"/>
    <style:font-face style:name="Karumbi" svg:font-family="Karumb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HK" svg:font-family="'Noto Sans Mono CJK H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48.929cm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  <style:text-properties fo:font-size="600pt" style:font-size-asian="600pt" style:font-size-complex="600pt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o Medium" fo:font-size="600pt" fo:font-style="normal" fo:text-shadow="none" style:text-underline-style="none" fo:font-weight="bold" style:letter-kerning="true" style:font-name-asian="Karumbi" style:font-size-asian="600pt" style:font-style-asian="normal" style:font-weight-asian="bold" style:font-name-complex="Noto Sans CJK SC" style:font-size-complex="60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o Medium" fo:font-size="600pt" fo:font-style="normal" fo:text-shadow="none" style:text-underline-style="none" fo:font-weight="bold" style:letter-kerning="true" style:font-name-asian="Karumbi" style:font-size-asian="600pt" style:font-style-asian="normal" style:font-weight-asian="bold" style:font-name-complex="Noto Sans CJK SC" style:font-size-complex="60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71.1cm" svg:height="49.179cm" svg:x="81.8cm" svg:y="15.7cm">
          <draw:text-box>
            <text:p text:style-name="P1"><text:span text:style-name="T1">H S 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UKai CN" svg:font-family="'AR PL UKai CN'" style:font-pitch="variable"/>
    <style:font-face style:name="AR PL UKai TW" svg:font-family="'AR PL UKai TW'" style:font-pitch="variable"/>
    <style:font-face style:name="Go Medium" svg:font-family="'Go Medium'" style:font-pitch="variable"/>
    <style:font-face style:name="Karumbi" svg:font-family="Karumb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HK" svg:font-family="'Noto Sans Mono CJK H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1:52:33.206717775</meta:creation-date>
    <dc:date>2022-04-02T18:44:05.886316326</dc:date>
    <meta:editing-duration>PT11H1M</meta:editing-duration>
    <meta:editing-cycles>43</meta:editing-cycles>
    <meta:generator>LibreOffice/6.4.7.2$Linux_X86_64 LibreOffice_project/40$Build-2</meta:generator>
    <meta:document-statistic meta:object-count="1"/>
  </office:meta>
</office:document-meta>
</file>